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01fa50" officeooo:paragraph-rsid="0001fa50"/>
    </style:style>
    <style:style style:name="P2" style:family="paragraph" style:parent-style-name="Standard" style:list-style-name="L1">
      <style:text-properties officeooo:rsid="00015ea2" officeooo:paragraph-rsid="00015ea2"/>
    </style:style>
    <style:style style:name="P3" style:family="paragraph" style:parent-style-name="Standard">
      <style:paragraph-properties fo:text-align="center" style:justify-single-word="false"/>
      <style:text-properties officeooo:rsid="00015ea2" officeooo:paragraph-rsid="00015ea2"/>
    </style:style>
    <style:style style:name="P4" style:family="paragraph" style:parent-style-name="Standard">
      <style:paragraph-properties fo:text-align="center" style:justify-single-word="false"/>
      <style:text-properties officeooo:rsid="00015ea2" officeooo:paragraph-rsid="0001fa50"/>
    </style:style>
    <style:style style:name="P5" style:family="paragraph" style:parent-style-name="Standard" style:list-style-name="L1">
      <style:paragraph-properties>
        <style:tab-stops/>
      </style:paragraph-properties>
      <style:text-properties officeooo:rsid="00015ea2" officeooo:paragraph-rsid="0001fa50"/>
    </style:style>
    <style:style style:name="P6" style:family="paragraph" style:parent-style-name="Standard" style:list-style-name="L1">
      <style:paragraph-properties>
        <style:tab-stops/>
      </style:paragraph-properties>
      <style:text-properties officeooo:paragraph-rsid="0001fa50"/>
    </style:style>
    <style:style style:name="P7" style:family="paragraph" style:parent-style-name="Standard" style:list-style-name="L1">
      <style:paragraph-properties fo:text-align="start" style:justify-single-word="false">
        <style:tab-stops/>
      </style:paragraph-properties>
      <style:text-properties fo:font-weight="normal" officeooo:rsid="00015ea2" officeooo:paragraph-rsid="0001fa50" style:font-weight-asian="normal" style:font-weight-complex="normal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015ea2" officeooo:paragraph-rsid="0001fa50" style:font-weight-asian="normal" style:font-weight-complex="normal"/>
    </style:style>
    <style:style style:name="P9" style:family="paragraph" style:parent-style-name="Standard" style:list-style-name="L5">
      <style:paragraph-properties fo:text-align="justify" style:justify-single-word="false">
        <style:tab-stops/>
      </style:paragraph-properties>
      <style:text-properties fo:font-weight="normal" officeooo:rsid="0001fa50" officeooo:paragraph-rsid="0001fa50" style:font-weight-asian="normal" style:font-weight-complex="normal"/>
    </style:style>
    <style:style style:name="P10" style:family="paragraph" style:parent-style-name="Standard">
      <style:paragraph-properties fo:text-align="justify" style:justify-single-word="false">
        <style:tab-stops/>
      </style:paragraph-properties>
      <style:text-properties fo:font-weight="normal" officeooo:rsid="0001fa50" officeooo:paragraph-rsid="0001fa50" style:font-weight-asian="normal" style:font-weight-complex="normal"/>
    </style:style>
    <style:style style:name="P11" style:family="paragraph" style:parent-style-name="Standard" style:list-style-name="L6">
      <style:paragraph-properties fo:text-align="justify" style:justify-single-word="false">
        <style:tab-stops/>
      </style:paragraph-properties>
      <style:text-properties fo:font-weight="normal" officeooo:rsid="0001fa50" officeooo:paragraph-rsid="0001fa50" style:font-weight-asian="normal" style:font-weight-complex="normal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fo:font-weight="bold" officeooo:rsid="0001fa50" officeooo:paragraph-rsid="0001fa50" style:font-weight-asian="bold" style:font-weight-complex="bold"/>
    </style:style>
    <style:style style:name="T1" style:family="text">
      <style:text-properties officeooo:rsid="00015ea2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47578677" text:style-name="L1">
        <text:list-header>
          <text:p text:style-name="P2"/>
        </text:list-header>
      </text:list>
      <text:p text:style-name="P4"><text:span text:style-name="T2">Grupo I</text:span></text:p>
      <text:p text:style-name="P3"><text:span text:style-name="T2"/></text:p>
      <text:list xml:id="list204234014629081" text:continue-numbering="true" text:style-name="L1">
        <text:list-item>
          <text:p text:style-name="P6">Qual o processo que tem o nome de self-healing, em redes de comunicação de núcleo?</text:p>
        </text:list-item>
        <text:list-item>
          <text:p text:style-name="P6">Para que serve o AS number?Pode querer desenvolver soluções de multimédia sem buffering? </text:p>
        </text:list-item>
        <text:list-item>
          <text:p text:style-name="P6"><text:span text:style-name="T1">E</text:span>m temos de QoS, qual a diferença entre policing e shaping?</text:p>
        </text:list-item>
        <text:list-item>
          <text:p text:style-name="P6">Acha que o RED é utilizado frequentemente nas redes comerciais? Porquê?</text:p>
        </text:list-item>
        <text:list-item>
          <text:p text:style-name="P6">O que é a chamada arquitectura spine-and-leaf?</text:p>
        </text:list-item>
        <text:list-item>
          <text:p text:style-name="P6">Pode definir FECs em MPLS associadas ao endereço MAC destino?</text:p>
        </text:list-item>
        <text:list-item>
          <text:p text:style-name="P6">Para que é usado o DNS redirection em CDNs?</text:p>
        </text:list-item>
        <text:list-item>
          <text:p text:style-name="P6">O RTSP é uma tecnologia que controla os erros da transmissão?</text:p>
        </text:list-item>
        <text:list-item>
          <text:p text:style-name="P6">MGCP/H.248 é um dos protocolos usados em VolP. O que é que faz?</text:p>
        </text:list-item>
        <text:list-item>
          <text:p text:style-name="P5">Porque é que se usa transcodificação num sistema VolP?</text:p>
        </text:list-item>
        <text:list-item>
          <text:p text:style-name="P7">Para que usa probes RMON?</text:p>
        </text:list-item>
      </text:list>
      <text:p text:style-name="P8"/>
      <text:p text:style-name="P8"/>
      <text:p text:style-name="P8"/>
      <text:p text:style-name="P12">Grupo II</text:p>
      <text:p text:style-name="P12"/>
      <text:list xml:id="list3068325292" text:style-name="L5">
        <text:list-item>
          <text:p text:style-name="P9">Para preferências em BGP, prefere usar que atributo? Porque prefere esse atributo entre as diversas opcoes que tem?</text:p>
        </text:list-item>
        <text:list-item>
          <text:p text:style-name="P9">Que motivos teria para escolher entre o modo downstream on-demand e o modo downstream unsolicited, quando falamos de mecanismos estabelecimento de LSPs?</text:p>
        </text:list-item>
        <text:list-item>
          <text:p text:style-name="P9">Discuta porque pode preferir um modelo de leaky bucket em vez de token bucket, em termos de implementação de QoS.</text:p>
        </text:list-item>
        <text:list-item>
          <text:p text:style-name="P9">Explique porque usamos BGP EVPN e VXLAN. Não há uma redundância de funções?</text:p>
        </text:list-item>
        <text:list-item>
          <text:p text:style-name="P9">Pode querer desenvolver soluções de multimédia sem buffering? </text:p>
        </text:list-item>
        <text:list-item>
          <text:p text:style-name="P9">Discuta porque temos duas funçoes de transição distintas a interligar redes teletonicas e redes IP no caso de chamadas telefónicas.</text:p>
        </text:list-item>
        <text:list-item>
          <text:p text:style-name="P9">O SNMP é um sistema simples para gestão. Acha que devemos continuar a usa-lo mesmo em sistemas que tenham de correr CMIS (p.ex. deixando o CMIP de lado)?</text:p>
        </text:list-item>
      </text:list>
      <text:p text:style-name="P10"/>
      <text:p text:style-name="P10"/>
      <text:p text:style-name="P10"/>
      <text:p text:style-name="P12">Grupo III</text:p>
      <text:p text:style-name="P12"/>
      <text:list xml:id="list204233812902062" text:continue-numbering="true" text:style-name="L5">
        <text:list-header>
          <text:p text:style-name="P9"/>
        </text:list-header>
      </text:list>
      <text:list xml:id="list2710661088" text:style-name="L6">
        <text:list-item>
          <text:p text:style-name="P11">Em abstrato, que tipo de serviços de interligação entre a rede IP e a rede telefónica</text:p>
          <text:p text:style-name="P11">consegue sugerir? Dê um exempo comereial de cada um deles.</text:p>
        </text:list-item>
        <text:list-item>
          <text:p text:style-name="P11">Que razões usaria para selecionar entre o uso de RSVP-TE ou CR-LDP?</text:p>
        </text:list-item>
        <text:list-item>
          <text:p text:style-name="P11">Descreva o seu entendimento da relação entre a matriz de gestão TMN e o modelo FCAP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1fa50" officeooo:paragraph-rsid="0001fa5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EXAME FINAL AC ÉPOCA NORMAL 2024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18:44:25.949732552</meta:creation-date>
    <dc:date>2024-01-10T20:42:31.864674176</dc:date>
    <meta:editing-duration>PT9S</meta:editing-duration>
    <meta:editing-cycles>1</meta:editing-cycles>
    <meta:document-statistic meta:table-count="0" meta:image-count="0" meta:object-count="0" meta:page-count="1" meta:paragraph-count="26" meta:word-count="330" meta:character-count="1850" meta:non-whitespace-character-count="1565"/>
    <meta:generator>LibreOffice/7.3.7.2$Linux_X86_64 LibreOffice_project/30$Build-2</meta:generator>
  </office:meta>
</office:document-meta>
</file>